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1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L32(emite 940nm)" table:style-name="ta1">
        <table:shapes>
          <draw:frame draw:z-index="0" draw:style-name="gr1" draw:text-style-name="P1" svg:width="159.99mm" svg:height="89.99mm" svg:x="46.16mm" svg:y="95.83mm">
            <loext:p draw:notify-on-update-of-ranges="'TIL32(emite 940nm)'.A2:'TIL32(emite 940nm)'.A53 'TIL32(emite 940nm)'.B2:'TIL32(emite 940nm)'.B5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1379" calcext:value-type="float">
            <text:p>1137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2430" calcext:value-type="float">
            <text:p>12430</text:p>
          </table:table-cell>
        </table:table-row>
      </table:table>
      <table:table table:name="LED Vermelho" table:style-name="ta1">
        <table:shapes>
          <draw:frame draw:z-index="0" draw:style-name="gr1" draw:text-style-name="P1" svg:width="159.99mm" svg:height="89.99mm" svg:x="46.16mm" svg:y="122.93mm">
            <loext:p draw:notify-on-update-of-ranges="'LED Vermelho'.A2:'LED Vermelho'.A53 'LED Vermelho'.B2:'LED Vermelho'.B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328" calcext:value-type="float">
            <text:p>9328</text:p>
          </table:table-cell>
        </table:table-row>
      </table:table>
      <table:table table:name="LED Amarelo" table:style-name="ta1">
        <table:shapes>
          <draw:frame draw:z-index="0" draw:style-name="gr1" draw:text-style-name="P1" svg:width="159.99mm" svg:height="89.99mm" svg:x="46.16mm" svg:y="100.34mm">
            <loext:p draw:notify-on-update-of-ranges="'LED Amarelo'.A2:'LED Amarelo'.A53 'LED Amarelo'.B2:'LED Amarelo'.B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834" calcext:value-type="float">
            <text:p>683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9139" calcext:value-type="float">
            <text:p>9139</text:p>
          </table:table-cell>
        </table:table-row>
      </table:table>
      <table:table table:name="LED Verde" table:style-name="ta1">
        <table:shapes>
          <draw:frame draw:z-index="0" draw:style-name="gr1" draw:text-style-name="P1" svg:width="159.99mm" svg:height="89.99mm" svg:x="46.16mm" svg:y="109.37mm">
            <loext:p draw:notify-on-update-of-ranges="'LED Verde'.A2:'LED Verde'.A53 'LED Verde'.B2:'LED Verde'.B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186" calcext:value-type="float">
            <text:p>9186</text:p>
          </table:table-cell>
        </table:table-row>
      </table:table>
      <table:table table:name="LED Azul" table:style-name="ta1">
        <table:shapes>
          <draw:frame draw:z-index="0" draw:style-name="gr1" draw:text-style-name="P1" svg:width="159.99mm" svg:height="89.99mm" svg:x="46.16mm" svg:y="68.73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5892" calcext:value-type="float">
            <text:p>5892</text:p>
          </table:table-cell>
        </table:table-row>
      </table:table>
      <table:table table:name="Threshold_vs_Cor" table:style-name="ta1">
        <table:shapes>
          <draw:frame draw:z-index="0" draw:style-name="gr1" draw:text-style-name="P1" svg:width="160.13mm" svg:height="90.01mm" svg:x="63.57mm" svg:y="18.97mm">
            <loext:p draw:notify-on-update-of-ranges="Threshold_vs_Cor.A2:Threshold_vs_Cor.A7 Threshold_vs_Cor.B2:Threshold_vs_Cor.B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0.12mm" svg:height="90.02mm" svg:x="296.18mm" svg:y="34.31mm">
            <loext:p draw:notify-on-update-of-ranges="Threshold_vs_Cor.L2:Threshold_vs_Cor.L7 Threshold_vs_Cor.M2:Threshold_vs_Cor.M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nergia (eV)</text:p>
          </table:table-cell>
          <table:table-cell office:value-type="string" calcext:value-type="string">
            <text:p>Limiar (mV)</text:p>
          </table:table-cell>
          <table:table-cell table:number-columns-repeated="9"/>
          <table:table-cell table:style-name="ce1" office:value-type="string" calcext:value-type="string">
            <text:p>Energia (eV)</text:p>
          </table:table-cell>
          <table:table-cell table:style-name="ce1" office:value-type="string" calcext:value-type="string">
            <text:p>Limiar (mV)</text:p>
          </table:table-cell>
          <table:table-cell/>
        </table:table-row>
        <table:table-row table:style-name="ro1">
          <table:table-cell table:formula="of:=1240/1100" office:value-type="float" office:value="1.12727272727273" calcext:value-type="float">
            <text:p>1,12727272727273</text:p>
          </table:table-cell>
          <table:table-cell office:value-type="float" office:value="421" calcext:value-type="float">
            <text:p>421</text:p>
          </table:table-cell>
          <table:table-cell table:number-columns-repeated="9"/>
          <table:table-cell table:style-name="ce1" table:formula="of:=1240/1100" office:value-type="float" office:value="1.12727272727273" calcext:value-type="float">
            <text:p>1,12727272727273</text:p>
          </table:table-cell>
          <table:table-cell table:style-name="ce1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982" calcext:value-type="float">
            <text:p>982</text:p>
          </table:table-cell>
          <table:table-cell table:number-columns-repeated="9"/>
          <table:table-cell table:style-name="ce1" table:formula="of:=1240/940" office:value-type="float" office:value="1.31914893617021" calcext:value-type="float">
            <text:p>1,31914893617021</text:p>
          </table:table-cell>
          <table:table-cell table:style-name="ce1" office:value-type="float" office:value="982" calcext:value-type="float">
            <text:p>982</text:p>
          </table:table-cell>
          <table:table-cell/>
        </table:table-row>
        <table:table-row table:style-name="ro1">
          <table:table-cell table:formula="of:=(2+1.65)/2" office:value-type="float" office:value="1.825" calcext:value-type="float">
            <text:p>1,825</text:p>
          </table:table-cell>
          <table:table-cell office:value-type="float" office:value="1698" calcext:value-type="float">
            <text:p>1698</text:p>
          </table:table-cell>
          <table:table-cell table:number-columns-repeated="9"/>
          <table:table-cell table:style-name="ce1" table:formula="of:=1240/635" office:value-type="float" office:value="1.95275590551181" calcext:value-type="float">
            <text:p>1,95275590551181</text:p>
          </table:table-cell>
          <table:table-cell table:style-name="ce1" office:value-type="float" office:value="1698" calcext:value-type="float">
            <text:p>1698</text:p>
          </table:table-cell>
          <table:table-cell/>
        </table:table-row>
        <table:table-row table:style-name="ro1">
          <table:table-cell table:formula="of:=(2.1+2.17)/2" office:value-type="float" office:value="2.135" calcext:value-type="float">
            <text:p>2,135</text:p>
          </table:table-cell>
          <table:table-cell office:value-type="float" office:value="1785" calcext:value-type="float">
            <text:p>1785</text:p>
          </table:table-cell>
          <table:table-cell table:number-columns-repeated="9"/>
          <table:table-cell table:style-name="ce1" table:formula="of:=1240/590" office:value-type="float" office:value="2.10169491525424" calcext:value-type="float">
            <text:p>2,10169491525424</text:p>
          </table:table-cell>
          <table:table-cell table:style-name="ce1" office:value-type="float" office:value="1785" calcext:value-type="float">
            <text:p>1785</text:p>
          </table:table-cell>
          <table:table-cell/>
        </table:table-row>
        <table:table-row table:style-name="ro1">
          <table:table-cell table:formula="of:=(2.17+2.5)/2" office:value-type="float" office:value="2.335" calcext:value-type="float">
            <text:p>2,335</text:p>
          </table:table-cell>
          <table:table-cell office:value-type="float" office:value="1768" calcext:value-type="float">
            <text:p>1768</text:p>
          </table:table-cell>
          <table:table-cell table:number-columns-repeated="9"/>
          <table:table-cell table:style-name="ce1" table:formula="of:=1240/565" office:value-type="float" office:value="2.19469026548673" calcext:value-type="float">
            <text:p>2,19469026548673</text:p>
          </table:table-cell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Emissão do verde em 565 nm??</text:p>
          </table:table-cell>
        </table:table-row>
        <table:table-row table:style-name="ro1">
          <table:table-cell table:formula="of:=(2.5+2.75)/2" office:value-type="float" office:value="2.625" calcext:value-type="float">
            <text:p>2,625</text:p>
          </table:table-cell>
          <table:table-cell office:value-type="float" office:value="2490" calcext:value-type="float">
            <text:p>2490</text:p>
          </table:table-cell>
          <table:table-cell table:number-columns-repeated="9"/>
          <table:table-cell table:style-name="ce1" table:formula="of:=1240/470" office:value-type="float" office:value="2.63829787234043" calcext:value-type="float">
            <text:p>2,63829787234043</text:p>
          </table:table-cell>
          <table:table-cell table:style-name="ce1" office:value-type="float" office:value="2490" calcext:value-type="float">
            <text:p>2490</text:p>
          </table:table-cell>
          <table:table-cell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1"/>
          <table:table-cell table:style-name="ce1" office:value-type="string" calcext:value-type="string">
            <text:p>Energia (eV)</text:p>
          </table:table-cell>
          <table:table-cell table:style-name="ce1" office:value-type="string" calcext:value-type="string">
            <text:p>Limiar (V)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number-columns-repeated="11"/>
          <table:table-cell table:style-name="ce1" table:formula="of:=1240/1100" office:value-type="float" office:value="1.12727272727273" calcext:value-type="float">
            <text:p>1,12727272727273</text:p>
          </table:table-cell>
          <table:table-cell table:style-name="ce1" office:value-type="float" office:value="0.421" calcext:value-type="float">
            <text:p>0,421</text:p>
          </table:table-cell>
          <table:table-cell table:formula="of:=[.L32]-[.M32]" office:value-type="float" office:value="0.706272727272727" calcext:value-type="float">
            <text:p>0,706272727272727</text:p>
          </table:table-cell>
        </table:table-row>
        <table:table-row table:style-name="ro1">
          <table:table-cell table:number-columns-repeated="11"/>
          <table:table-cell table:style-name="ce1" table:formula="of:=1240/940" office:value-type="float" office:value="1.31914893617021" calcext:value-type="float">
            <text:p>1,31914893617021</text:p>
          </table:table-cell>
          <table:table-cell table:style-name="ce1" office:value-type="float" office:value="0.982" calcext:value-type="float">
            <text:p>0,982</text:p>
          </table:table-cell>
          <table:table-cell table:formula="of:=[.L33]-[.M33]" office:value-type="float" office:value="0.337148936170213" calcext:value-type="float">
            <text:p>0,337148936170213</text:p>
          </table:table-cell>
        </table:table-row>
        <table:table-row table:style-name="ro1">
          <table:table-cell table:number-columns-repeated="11"/>
          <table:table-cell table:style-name="ce1" table:formula="of:=1240/635" office:value-type="float" office:value="1.95275590551181" calcext:value-type="float">
            <text:p>1,95275590551181</text:p>
          </table:table-cell>
          <table:table-cell table:style-name="ce1" office:value-type="float" office:value="1.698" calcext:value-type="float">
            <text:p>1,698</text:p>
          </table:table-cell>
          <table:table-cell table:formula="of:=[.L34]-[.M34]" office:value-type="float" office:value="0.254755905511811" calcext:value-type="float">
            <text:p>0,254755905511811</text:p>
          </table:table-cell>
        </table:table-row>
        <table:table-row table:style-name="ro1">
          <table:table-cell table:number-columns-repeated="11"/>
          <table:table-cell table:style-name="ce1" table:formula="of:=1240/590" office:value-type="float" office:value="2.10169491525424" calcext:value-type="float">
            <text:p>2,10169491525424</text:p>
          </table:table-cell>
          <table:table-cell table:style-name="ce1" office:value-type="float" office:value="1.785" calcext:value-type="float">
            <text:p>1,785</text:p>
          </table:table-cell>
          <table:table-cell table:formula="of:=[.L35]-[.M35]" office:value-type="float" office:value="0.316694915254237" calcext:value-type="float">
            <text:p>0,316694915254237</text:p>
          </table:table-cell>
        </table:table-row>
        <table:table-row table:style-name="ro1">
          <table:table-cell table:number-columns-repeated="11"/>
          <table:table-cell table:style-name="ce1" table:formula="of:=1240/565" office:value-type="float" office:value="2.19469026548673" calcext:value-type="float">
            <text:p>2,19469026548673</text:p>
          </table:table-cell>
          <table:table-cell table:style-name="ce1" office:value-type="float" office:value="1.768" calcext:value-type="float">
            <text:p>1,768</text:p>
          </table:table-cell>
          <table:table-cell table:formula="of:=[.L36]-[.M36]" office:value-type="float" office:value="0.426690265486725" calcext:value-type="float">
            <text:p>0,426690265486725</text:p>
          </table:table-cell>
        </table:table-row>
        <table:table-row table:style-name="ro1">
          <table:table-cell table:number-columns-repeated="11"/>
          <table:table-cell table:style-name="ce1" table:formula="of:=1240/470" office:value-type="float" office:value="2.63829787234043" calcext:value-type="float">
            <text:p>2,63829787234043</text:p>
          </table:table-cell>
          <table:table-cell table:style-name="ce1" office:value-type="float" office:value="2.49" calcext:value-type="float">
            <text:p>2,49</text:p>
          </table:table-cell>
          <table:table-cell table:formula="of:=[.L37]-[.M37]" office:value-type="float" office:value="0.148297872340425" calcext:value-type="float">
            <text:p>0,148297872340425</text:p>
          </table:table-cell>
        </table:table-row>
      </table:table>
      <table:table table:name="Resistor 1k" table:style-name="ta1">
        <table:shapes>
          <draw:frame draw:z-index="0" draw:style-name="gr1" draw:text-style-name="P1" svg:width="159.99mm" svg:height="89.99mm" svg:x="91.91mm" svg:y="64.82mm">
            <loext:p draw:notify-on-update-of-ranges="'Resistor 1k'.A2:'Resistor 1k'.A53 'Resistor 1k'.B2:'Resistor 1k'.B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A8]/[.B8]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formula="of:=[.A9]/[.B9]" office:value-type="float" office:value="1.2037037037037" calcext:value-type="float">
            <text:p>1,203703703703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table:formula="of:=[.A10]/[.B10]" office:value-type="float" office:value="1.10309278350515" calcext:value-type="float">
            <text:p>1,103092783505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table:formula="of:=[.A11]/[.B11]" office:value-type="float" office:value="1.06338028169014" calcext:value-type="float">
            <text:p>1,063380281690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formula="of:=[.A12]/[.B12]" office:value-type="float" office:value="1.04812834224599" calcext:value-type="float">
            <text:p>1,0481283422459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table:formula="of:=[.A13]/[.B13]" office:value-type="float" office:value="1.03862660944206" calcext:value-type="float">
            <text:p>1,0386266094420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table:formula="of:=[.A14]/[.B14]" office:value-type="float" office:value="1.02491103202847" calcext:value-type="float">
            <text:p>1,0249110320284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7" calcext:value-type="float">
            <text:p>327</text:p>
          </table:table-cell>
          <table:table-cell table:formula="of:=[.A15]/[.B15]" office:value-type="float" office:value="1.02752293577982" calcext:value-type="float">
            <text:p>1,0275229357798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table:formula="of:=[.A16]/[.B16]" office:value-type="float" office:value="1.01866666666667" calcext:value-type="float">
            <text:p>1,0186666666666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table:formula="of:=[.A17]/[.B17]" office:value-type="float" office:value="1.01654846335697" calcext:value-type="float">
            <text:p>1,0165484633569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0" calcext:value-type="float">
            <text:p>470</text:p>
          </table:table-cell>
          <table:table-cell table:formula="of:=[.A18]/[.B18]" office:value-type="float" office:value="1.01702127659574" calcext:value-type="float">
            <text:p>1,0170212765957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table:formula="of:=[.A19]/[.B19]" office:value-type="float" office:value="1.01544401544402" calcext:value-type="float">
            <text:p>1,0154440154440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8" calcext:value-type="float">
            <text:p>568</text:p>
          </table:table-cell>
          <table:table-cell table:formula="of:=[.A20]/[.B20]" office:value-type="float" office:value="1.01408450704225" calcext:value-type="float">
            <text:p>1,014084507042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table:formula="of:=[.A21]/[.B21]" office:value-type="float" office:value="1.01130856219709" calcext:value-type="float">
            <text:p>1,0113085621970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69" calcext:value-type="float">
            <text:p>669</text:p>
          </table:table-cell>
          <table:table-cell table:formula="of:=[.A22]/[.B22]" office:value-type="float" office:value="1.01046337817638" calcext:value-type="float">
            <text:p>1,0104633781763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19" calcext:value-type="float">
            <text:p>719</text:p>
          </table:table-cell>
          <table:table-cell table:formula="of:=[.A23]/[.B23]" office:value-type="float" office:value="1.01112656467316" calcext:value-type="float">
            <text:p>1,01112656467316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1" calcext:value-type="float">
            <text:p>771</text:p>
          </table:table-cell>
          <table:table-cell table:formula="of:=[.A24]/[.B24]" office:value-type="float" office:value="1.00778210116732" calcext:value-type="float">
            <text:p>1,0077821011673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2" calcext:value-type="float">
            <text:p>822</text:p>
          </table:table-cell>
          <table:table-cell table:formula="of:=[.A25]/[.B25]" office:value-type="float" office:value="1.00729927007299" calcext:value-type="float">
            <text:p>1,00729927007299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73" calcext:value-type="float">
            <text:p>873</text:p>
          </table:table-cell>
          <table:table-cell table:formula="of:=[.A26]/[.B26]" office:value-type="float" office:value="1.0057273768614" calcext:value-type="float">
            <text:p>1,005727376861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24" calcext:value-type="float">
            <text:p>924</text:p>
          </table:table-cell>
          <table:table-cell table:formula="of:=[.A27]/[.B27]" office:value-type="float" office:value="1.004329004329" calcext:value-type="float">
            <text:p>1,00432900432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75" calcext:value-type="float">
            <text:p>975</text:p>
          </table:table-cell>
          <table:table-cell table:formula="of:=[.A28]/[.B28]" office:value-type="float" office:value="1.00307692307692" calcext:value-type="float">
            <text:p>1,00307692307692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table:formula="of:=[.A29]/[.B29]" office:value-type="float" office:value="1.0009746588694" calcext:value-type="float">
            <text:p>1,0009746588694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77" calcext:value-type="float">
            <text:p>1077</text:p>
          </table:table-cell>
          <table:table-cell table:formula="of:=[.A30]/[.B30]" office:value-type="float" office:value="1.00092850510678" calcext:value-type="float">
            <text:p>1,000928505106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28" calcext:value-type="float">
            <text:p>1128</text:p>
          </table:table-cell>
          <table:table-cell table:formula="of:=[.A31]/[.B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79" calcext:value-type="float">
            <text:p>1179</text:p>
          </table:table-cell>
          <table:table-cell table:formula="of:=[.A32]/[.B32]" office:value-type="float" office:value="1.0008481764207" calcext:value-type="float">
            <text:p>1,00084817642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30" calcext:value-type="float">
            <text:p>1230</text:p>
          </table:table-cell>
          <table:table-cell table:formula="of:=[.A33]/[.B3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80" calcext:value-type="float">
            <text:p>1280</text:p>
          </table:table-cell>
          <table:table-cell table:formula="of:=[.A34]/[.B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31" calcext:value-type="float">
            <text:p>1331</text:p>
          </table:table-cell>
          <table:table-cell table:formula="of:=[.A35]/[.B3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81" calcext:value-type="float">
            <text:p>1381</text:p>
          </table:table-cell>
          <table:table-cell table:formula="of:=[.A36]/[.B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table:formula="of:=[.A37]/[.B37]" office:value-type="float" office:value="0.999301675977654" calcext:value-type="float">
            <text:p>0,999301675977654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83" calcext:value-type="float">
            <text:p>1483</text:p>
          </table:table-cell>
          <table:table-cell table:formula="of:=[.A38]/[.B38]" office:value-type="float" office:value="0.998651382333109" calcext:value-type="float">
            <text:p>0,998651382333109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34" calcext:value-type="float">
            <text:p>1534</text:p>
          </table:table-cell>
          <table:table-cell table:formula="of:=[.A39]/[.B39]" office:value-type="float" office:value="0.998044328552803" calcext:value-type="float">
            <text:p>0,998044328552803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586" calcext:value-type="float">
            <text:p>1586</text:p>
          </table:table-cell>
          <table:table-cell table:formula="of:=[.A40]/[.B40]" office:value-type="float" office:value="0.996847414880202" calcext:value-type="float">
            <text:p>0,996847414880202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636" calcext:value-type="float">
            <text:p>1636</text:p>
          </table:table-cell>
          <table:table-cell table:formula="of:=[.A41]/[.B41]" office:value-type="float" office:value="0.997555012224939" calcext:value-type="float">
            <text:p>0,997555012224939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686" calcext:value-type="float">
            <text:p>1686</text:p>
          </table:table-cell>
          <table:table-cell table:formula="of:=[.A42]/[.B42]" office:value-type="float" office:value="0.998813760379597" calcext:value-type="float">
            <text:p>0,998813760379597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736" calcext:value-type="float">
            <text:p>1736</text:p>
          </table:table-cell>
          <table:table-cell table:formula="of:=[.A43]/[.B43]" office:value-type="float" office:value="0.998847926267281" calcext:value-type="float">
            <text:p>0,9988479262672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83" calcext:value-type="float">
            <text:p>1783</text:p>
          </table:table-cell>
          <table:table-cell table:formula="of:=[.A44]/[.B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table:formula="of:=[.A45]/[.B45]" office:value-type="float" office:value="0.999453551912568" calcext:value-type="float">
            <text:p>0,999453551912568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76" calcext:value-type="float">
            <text:p>1876</text:p>
          </table:table-cell>
          <table:table-cell table:formula="of:=[.A46]/[.B46]" office:value-type="float" office:value="0.998933901918977" calcext:value-type="float">
            <text:p>0,9989339019189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20" calcext:value-type="float">
            <text:p>1920</text:p>
          </table:table-cell>
          <table:table-cell table:formula="of:=[.A47]/[.B4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64" calcext:value-type="float">
            <text:p>1964</text:p>
          </table:table-cell>
          <table:table-cell table:formula="of:=[.A48]/[.B4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table:formula="of:=[.A49]/[.B49]" office:value-type="float" office:value="0.999003984063745" calcext:value-type="float">
            <text:p>0,999003984063745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48" calcext:value-type="float">
            <text:p>2048</text:p>
          </table:table-cell>
          <table:table-cell table:formula="of:=[.A50]/[.B50]" office:value-type="float" office:value="1.001953125" calcext:value-type="float">
            <text:p>1,001953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93" calcext:value-type="float">
            <text:p>2093</text:p>
          </table:table-cell>
          <table:table-cell table:formula="of:=[.A51]/[.B5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37" calcext:value-type="float">
            <text:p>2137</text:p>
          </table:table-cell>
          <table:table-cell table:formula="of:=[.A52]/[.B52]" office:value-type="float" office:value="0.999064108563407" calcext:value-type="float">
            <text:p>0,999064108563407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182" calcext:value-type="float">
            <text:p>2182</text:p>
          </table:table-cell>
          <table:table-cell table:formula="of:=[.A53]/[.B53]" office:value-type="float" office:value="0.997708524289643" calcext:value-type="float">
            <text:p>0,99770852428964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AVERAGE([.C8:.C53])" office:value-type="float" office:value="1.03019943119165" calcext:value-type="float">
            <text:p>1,03019943119165</text:p>
          </table:table-cell>
          <table:table-cell office:value-type="string" calcext:value-type="string">
            <text:p>+-</text:p>
          </table:table-cell>
          <table:table-cell table:formula="of:=AVEDEV([.C8:.C53])" office:value-type="float" office:value="0.0445971797146578" calcext:value-type="float">
            <text:p>0,0445971797146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-</text:p>
          </table:table-cell>
          <table:table-cell table:style-name="ce3" table:formula="of:=[.E55]/[.C55]" office:value-type="percentage" office:value="0.0432898508428327" calcext:value-type="percentage">
            <text:p>4,33%</text:p>
          </table:table-cell>
        </table:table-row>
      </table:table>
      <table:table table:name="Resistor 220" table:style-name="ta1">
        <table:shapes>
          <draw:frame draw:z-index="0" draw:style-name="gr1" draw:text-style-name="P1" svg:width="159.99mm" svg:height="89.99mm" svg:x="104.69mm" svg:y="33.51mm">
            <loext:p draw:notify-on-update-of-ranges="'Resistor 220'.A2:'Resistor 220'.A53 'Resistor 220'.B2:'Resistor 220'.B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  <table:table-cell table:style-name="ce1" office:value-type="string" calcext:value-type="string">
            <text:p>V/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A8]/[.B8]" office:value-type="float" office:value="0.285714285714286" calcext:value-type="float">
            <text:p>0,2857142857142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table:formula="of:=[.A9]/[.B9]" office:value-type="float" office:value="0.252873563218391" calcext:value-type="float">
            <text:p>0,25287356321839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table:formula="of:=[.A10]/[.B10]" office:value-type="float" office:value="0.238709677419355" calcext:value-type="float">
            <text:p>0,23870967741935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7" calcext:value-type="float">
            <text:p>227</text:p>
          </table:table-cell>
          <table:table-cell table:formula="of:=[.A11]/[.B11]" office:value-type="float" office:value="0.233480176211454" calcext:value-type="float">
            <text:p>0,23348017621145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1" calcext:value-type="float">
            <text:p>301</text:p>
          </table:table-cell>
          <table:table-cell table:formula="of:=[.A12]/[.B12]" office:value-type="float" office:value="0.229235880398671" calcext:value-type="float">
            <text:p>0,22923588039867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table:formula="of:=[.A13]/[.B13]" office:value-type="float" office:value="0.225464190981432" calcext:value-type="float">
            <text:p>0,22546419098143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2" calcext:value-type="float">
            <text:p>452</text:p>
          </table:table-cell>
          <table:table-cell table:formula="of:=[.A14]/[.B14]" office:value-type="float" office:value="0.225663716814159" calcext:value-type="float">
            <text:p>0,22566371681415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8" calcext:value-type="float">
            <text:p>528</text:p>
          </table:table-cell>
          <table:table-cell table:formula="of:=[.A15]/[.B15]" office:value-type="float" office:value="0.225378787878788" calcext:value-type="float">
            <text:p>0,22537878787878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05" calcext:value-type="float">
            <text:p>605</text:p>
          </table:table-cell>
          <table:table-cell table:formula="of:=[.A16]/[.B16]" office:value-type="float" office:value="0.226446280991735" calcext:value-type="float">
            <text:p>0,22644628099173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88" calcext:value-type="float">
            <text:p>688</text:p>
          </table:table-cell>
          <table:table-cell table:formula="of:=[.A17]/[.B17]" office:value-type="float" office:value="0.223837209302326" calcext:value-type="float">
            <text:p>0,22383720930232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71" calcext:value-type="float">
            <text:p>771</text:p>
          </table:table-cell>
          <table:table-cell table:formula="of:=[.A18]/[.B18]" office:value-type="float" office:value="0.223086900129702" calcext:value-type="float">
            <text:p>0,2230869001297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5" calcext:value-type="float">
            <text:p>855</text:p>
          </table:table-cell>
          <table:table-cell table:formula="of:=[.A19]/[.B19]" office:value-type="float" office:value="0.222222222222222" calcext:value-type="float">
            <text:p>0,22222222222222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8" calcext:value-type="float">
            <text:p>938</text:p>
          </table:table-cell>
          <table:table-cell table:formula="of:=[.A20]/[.B20]" office:value-type="float" office:value="0.223880597014925" calcext:value-type="float">
            <text:p>0,22388059701492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23" calcext:value-type="float">
            <text:p>1023</text:p>
          </table:table-cell>
          <table:table-cell table:formula="of:=[.A21]/[.B21]" office:value-type="float" office:value="0.222873900293255" calcext:value-type="float">
            <text:p>0,22287390029325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08" calcext:value-type="float">
            <text:p>1108</text:p>
          </table:table-cell>
          <table:table-cell table:formula="of:=[.A22]/[.B22]" office:value-type="float" office:value="0.221119133574007" calcext:value-type="float">
            <text:p>0,221119133574007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92" calcext:value-type="float">
            <text:p>1192</text:p>
          </table:table-cell>
          <table:table-cell table:formula="of:=[.A23]/[.B23]" office:value-type="float" office:value="0.220637583892617" calcext:value-type="float">
            <text:p>0,22063758389261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77" calcext:value-type="float">
            <text:p>1277</text:p>
          </table:table-cell>
          <table:table-cell table:formula="of:=[.A24]/[.B24]" office:value-type="float" office:value="0.221613155833986" calcext:value-type="float">
            <text:p>0,22161315583398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60" calcext:value-type="float">
            <text:p>1360</text:p>
          </table:table-cell>
          <table:table-cell table:formula="of:=[.A25]/[.B25]" office:value-type="float" office:value="0.222058823529412" calcext:value-type="float">
            <text:p>0,22205882352941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4" calcext:value-type="float">
            <text:p>1444</text:p>
          </table:table-cell>
          <table:table-cell table:formula="of:=[.A26]/[.B26]" office:value-type="float" office:value="0.222299168975069" calcext:value-type="float">
            <text:p>0,22229916897506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29" calcext:value-type="float">
            <text:p>1529</text:p>
          </table:table-cell>
          <table:table-cell table:formula="of:=[.A27]/[.B27]" office:value-type="float" office:value="0.221713538260301" calcext:value-type="float">
            <text:p>0,22171353826030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14" calcext:value-type="float">
            <text:p>1614</text:p>
          </table:table-cell>
          <table:table-cell table:formula="of:=[.A28]/[.B28]" office:value-type="float" office:value="0.221189591078067" calcext:value-type="float">
            <text:p>0,22118959107806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99" calcext:value-type="float">
            <text:p>1699</text:p>
          </table:table-cell>
          <table:table-cell table:formula="of:=[.A29]/[.B29]" office:value-type="float" office:value="0.220129487934079" calcext:value-type="float">
            <text:p>0,22012948793407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84" calcext:value-type="float">
            <text:p>1784</text:p>
          </table:table-cell>
          <table:table-cell table:formula="of:=[.A30]/[.B30]" office:value-type="float" office:value="0.219730941704036" calcext:value-type="float">
            <text:p>0,21973094170403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68" calcext:value-type="float">
            <text:p>1868</text:p>
          </table:table-cell>
          <table:table-cell table:formula="of:=[.A31]/[.B31]" office:value-type="float" office:value="0.220556745182013" calcext:value-type="float">
            <text:p>0,22055674518201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52" calcext:value-type="float">
            <text:p>1952</text:p>
          </table:table-cell>
          <table:table-cell table:formula="of:=[.A32]/[.B32]" office:value-type="float" office:value="0.220799180327869" calcext:value-type="float">
            <text:p>0,22079918032786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36" calcext:value-type="float">
            <text:p>2036</text:p>
          </table:table-cell>
          <table:table-cell table:formula="of:=[.A33]/[.B33]" office:value-type="float" office:value="0.221021611001965" calcext:value-type="float">
            <text:p>0,22102161100196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120" calcext:value-type="float">
            <text:p>2120</text:p>
          </table:table-cell>
          <table:table-cell table:formula="of:=[.A34]/[.B34]" office:value-type="float" office:value="0.22122641509434" calcext:value-type="float">
            <text:p>0,2212264150943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05" calcext:value-type="float">
            <text:p>2205</text:p>
          </table:table-cell>
          <table:table-cell table:formula="of:=[.A35]/[.B35]" office:value-type="float" office:value="0.219501133786848" calcext:value-type="float">
            <text:p>0,21950113378684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88" calcext:value-type="float">
            <text:p>2288</text:p>
          </table:table-cell>
          <table:table-cell table:formula="of:=[.A36]/[.B36]" office:value-type="float" office:value="0.219842657342657" calcext:value-type="float">
            <text:p>0,21984265734265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71" calcext:value-type="float">
            <text:p>2371</text:p>
          </table:table-cell>
          <table:table-cell table:formula="of:=[.A37]/[.B37]" office:value-type="float" office:value="0.219738506959089" calcext:value-type="float">
            <text:p>0,21973850695908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52" calcext:value-type="float">
            <text:p>2452</text:p>
          </table:table-cell>
          <table:table-cell table:formula="of:=[.A38]/[.B38]" office:value-type="float" office:value="0.219412724306688" calcext:value-type="float">
            <text:p>0,21941272430668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29" calcext:value-type="float">
            <text:p>2529</text:p>
          </table:table-cell>
          <table:table-cell table:formula="of:=[.A39]/[.B39]" office:value-type="float" office:value="0.219849742981416" calcext:value-type="float">
            <text:p>0,21984974298141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05" calcext:value-type="float">
            <text:p>2605</text:p>
          </table:table-cell>
          <table:table-cell table:formula="of:=[.A40]/[.B40]" office:value-type="float" office:value="0.220345489443378" calcext:value-type="float">
            <text:p>0,22034548944337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679" calcext:value-type="float">
            <text:p>2679</text:p>
          </table:table-cell>
          <table:table-cell table:formula="of:=[.A41]/[.B41]" office:value-type="float" office:value="0.221351250466592" calcext:value-type="float">
            <text:p>0,22135125046659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752" calcext:value-type="float">
            <text:p>2752</text:p>
          </table:table-cell>
          <table:table-cell table:formula="of:=[.A42]/[.B42]" office:value-type="float" office:value="0.222383720930233" calcext:value-type="float">
            <text:p>0,2223837209302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823" calcext:value-type="float">
            <text:p>2823</text:p>
          </table:table-cell>
          <table:table-cell table:formula="of:=[.A43]/[.B43]" office:value-type="float" office:value="0.223166843783209" calcext:value-type="float">
            <text:p>0,22316684378320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894" calcext:value-type="float">
            <text:p>2894</text:p>
          </table:table-cell>
          <table:table-cell table:formula="of:=[.A44]/[.B44]" office:value-type="float" office:value="0.22356599861783" calcext:value-type="float">
            <text:p>0,2235659986178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963" calcext:value-type="float">
            <text:p>2963</text:p>
          </table:table-cell>
          <table:table-cell table:formula="of:=[.A45]/[.B45]" office:value-type="float" office:value="0.223759703003712" calcext:value-type="float">
            <text:p>0,22375970300371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31" calcext:value-type="float">
            <text:p>3031</text:p>
          </table:table-cell>
          <table:table-cell table:formula="of:=[.A46]/[.B46]" office:value-type="float" office:value="0.223688551633124" calcext:value-type="float">
            <text:p>0,223688551633124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99" calcext:value-type="float">
            <text:p>3099</text:p>
          </table:table-cell>
          <table:table-cell table:formula="of:=[.A47]/[.B47]" office:value-type="float" office:value="0.223297838012262" calcext:value-type="float">
            <text:p>0,22329783801226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165" calcext:value-type="float">
            <text:p>3165</text:p>
          </table:table-cell>
          <table:table-cell table:formula="of:=[.A48]/[.B48]" office:value-type="float" office:value="0.223696682464455" calcext:value-type="float">
            <text:p>0,22369668246445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232" calcext:value-type="float">
            <text:p>3232</text:p>
          </table:table-cell>
          <table:table-cell table:formula="of:=[.A49]/[.B49]" office:value-type="float" office:value="0.223081683168317" calcext:value-type="float">
            <text:p>0,22308168316831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300" calcext:value-type="float">
            <text:p>3300</text:p>
          </table:table-cell>
          <table:table-cell table:formula="of:=[.A50]/[.B50]" office:value-type="float" office:value="0.223333333333333" calcext:value-type="float">
            <text:p>0,22333333333333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371" calcext:value-type="float">
            <text:p>3371</text:p>
          </table:table-cell>
          <table:table-cell table:formula="of:=[.A51]/[.B51]" office:value-type="float" office:value="0.222189261346781" calcext:value-type="float">
            <text:p>0,22218926134678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443" calcext:value-type="float">
            <text:p>3443</text:p>
          </table:table-cell>
          <table:table-cell table:formula="of:=[.A52]/[.B52]" office:value-type="float" office:value="0.222480395004357" calcext:value-type="float">
            <text:p>0,22248039500435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519" calcext:value-type="float">
            <text:p>3519</text:p>
          </table:table-cell>
          <table:table-cell table:formula="of:=[.A53]/[.B53]" office:value-type="float" office:value="0.221938050582552" calcext:value-type="float">
            <text:p>0,22193805058255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AVERAGE([.C8:.C53])" office:value-type="float" office:value="0.22499100722055" calcext:value-type="float">
            <text:p>0,22499100722055</text:p>
          </table:table-cell>
          <table:table-cell office:value-type="string" calcext:value-type="string">
            <text:p>+-</text:p>
          </table:table-cell>
          <table:table-cell table:formula="of:=AVEDEV([.C8:.C53])" office:value-type="float" office:value="0.00513249976710099" calcext:value-type="float">
            <text:p>0,0051324997671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-</text:p>
          </table:table-cell>
          <table:table-cell table:style-name="ce3" table:formula="of:=[.E55]/[.C55]" office:value-type="percentage" office:value="0.0228120218248092" calcext:value-type="percentage">
            <text:p>2,28%</text:p>
          </table:table-cell>
        </table:table-row>
      </table:table>
      <table:table table:name="Diodo de uso geral" table:style-name="ta1">
        <table:shapes>
          <draw:frame draw:z-index="0" draw:style-name="gr1" draw:text-style-name="P1" svg:width="159.99mm" svg:height="89.99mm" svg:x="72.89mm" svg:y="30.19mm">
            <loext:p draw:notify-on-update-of-ranges="'Diodo de uso geral'.C12:'Diodo de uso geral'.C53 'Diodo de uso geral'.A2:'Diodo de uso geral'.A53 'Diodo de uso geral'.B2:'Diodo de uso geral'.B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V(mV)</text:p>
          </table:table-cell>
          <table:table-cell table:style-name="ce1" office:value-type="string" calcext:value-type="string">
            <text:p>I(mA)</text:p>
          </table:table-cell>
          <table:table-cell table:number-columns-repeated="9"/>
          <table:table-cell table:style-name="ce1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08" calcext:value-type="float">
            <text:p>408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92" calcext:value-type="float">
            <text:p>49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77" calcext:value-type="float">
            <text:p>677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78" calcext:value-type="float">
            <text:p>778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86" calcext:value-type="float">
            <text:p>986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92" calcext:value-type="float">
            <text:p>1092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198" calcext:value-type="float">
            <text:p>1198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05" calcext:value-type="float">
            <text:p>1305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11" calcext:value-type="float">
            <text:p>141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20" calcext:value-type="float">
            <text:p>1520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29" calcext:value-type="float">
            <text:p>1629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37" calcext:value-type="float">
            <text:p>1737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846" calcext:value-type="float">
            <text:p>1846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53" calcext:value-type="float">
            <text:p>1953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59" calcext:value-type="float">
            <text:p>2059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166" calcext:value-type="float">
            <text:p>2166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71" calcext:value-type="float">
            <text:p>2271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375" calcext:value-type="float">
            <text:p>2375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473" calcext:value-type="float">
            <text:p>2473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567" calcext:value-type="float">
            <text:p>2567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657" calcext:value-type="float">
            <text:p>2657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42" calcext:value-type="float">
            <text:p>2742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827" calcext:value-type="float">
            <text:p>2827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909" calcext:value-type="float">
            <text:p>2909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989" calcext:value-type="float">
            <text:p>2989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69" calcext:value-type="float">
            <text:p>3069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147" calcext:value-type="float">
            <text:p>3147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224" calcext:value-type="float">
            <text:p>3224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297" calcext:value-type="float">
            <text:p>3297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368" calcext:value-type="float">
            <text:p>3368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436" calcext:value-type="float">
            <text:p>3436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502" calcext:value-type="float">
            <text:p>3502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574" calcext:value-type="float">
            <text:p>3574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648" calcext:value-type="float">
            <text:p>364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22:26:51.9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5:46:58.756000000</meta:creation-date>
    <dc:date>2018-06-10T23:19:12.811000000</dc:date>
    <meta:editing-duration>PT4H38M53S</meta:editing-duration>
    <meta:editing-cycles>11</meta:editing-cycles>
    <meta:generator>LibreOffice/5.4.0.3$Windows_x86 LibreOffice_project/7556cbc6811c9d992f4064ab9287069087d7f62c</meta:generator>
    <meta:document-statistic meta:table-count="9" meta:cell-count="100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5cm" style:legend-expansion="high" chart:style-name="ch2"/>
        <chart:plot-area chart:style-name="ch3" table:cell-range-address="'LED Vermelho'.A2:'LED Vermelho'.B53" svg:x="0.32cm" svg:y="0.18cm" svg:width="12.587cm" svg:height="8.64cm">
          <chartooo:coordinate-region svg:x="1.347cm" svg:y="0.375cm" svg:width="10.97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D Vermelho'.B2:'LED Vermelho'.B53" chart:class="chart:scatter">
            <chart:domain table:cell-range-address="'LED Vermelho'.A2:'LED Vermelho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">
                <text:p>83</text:p>
                <draw:g>
                  <svg:desc>'LED Vermelho'.A2:'LED Vermelho'.A53</svg:desc>
                </draw:g>
              </table:table-cell>
              <table:table-cell office:value-type="float" office:value="0">
                <text:p>0</text:p>
                <draw:g>
                  <svg:desc>'LED Vermelho'.B2:'LED Vermelho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8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7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3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69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5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8">
                <text:p>16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4">
                <text:p>17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77">
                <text:p>177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1">
                <text:p>180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">
                <text:p>182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5">
                <text:p>1845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4">
                <text:p>1864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83">
                <text:p>1883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97">
                <text:p>1897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11">
                <text:p>1911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19">
                <text:p>1919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7">
                <text:p>1927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4">
                <text:p>193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0">
                <text:p>1940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45">
                <text:p>1945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1">
                <text:p>1951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6">
                <text:p>195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0">
                <text:p>1960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5">
                <text:p>1965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8">
                <text:p>1968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2">
                <text:p>1972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6">
                <text:p>1976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80">
                <text:p>1980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2">
                <text:p>1982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4">
                <text:p>1984</text:p>
              </table:table-cell>
              <table:table-cell office:value-type="float" office:value="8053">
                <text:p>8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8">
                <text:p>1988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3">
                <text:p>1993</text:p>
              </table:table-cell>
              <table:table-cell office:value-type="float" office:value="8876">
                <text:p>8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9328">
                <text:p>9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3cm" xlink:href=".." xlink:type="simple" chart:class="chart:scatter" chart:style-name="ch1">
        <chart:legend chart:legend-position="end" svg:x="13.759cm" svg:y="4.206cm" style:legend-expansion="high" chart:style-name="ch2"/>
        <chart:plot-area chart:style-name="ch3" table:cell-range-address="Threshold_vs_Cor.L2:Threshold_vs_Cor.M7" svg:x="0.291cm" svg:y="0.238cm" svg:width="13.115cm" svg:height="8.643cm">
          <chartooo:coordinate-region svg:x="1.318cm" svg:y="0.434cm" svg:width="11.84cm" svg:height="7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eshold_vs_Cor.M2:Threshold_vs_Cor.M7" chart:class="chart:scatter">
            <chart:domain table:cell-range-address="Threshold_vs_Cor.L2:Threshold_vs_Cor.L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27272727273">
                <text:p>1.12727272727273</text:p>
                <draw:g>
                  <svg:desc>Threshold_vs_Cor.L2:Threshold_vs_Cor.L7</svg:desc>
                </draw:g>
              </table:table-cell>
              <table:table-cell office:value-type="float" office:value="421">
                <text:p>421</text:p>
                <draw:g>
                  <svg:desc>Threshold_vs_Cor.M2:Threshold_vs_Cor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914893617021">
                <text:p>1.3191489361702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275590551181">
                <text:p>1.95275590551181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169491525424">
                <text:p>2.10169491525424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469026548673">
                <text:p>2.19469026548673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3829787234043">
                <text:p>2.63829787234043</text:p>
              </table:table-cell>
              <table:table-cell office:value-type="float" office:value="2490">
                <text:p>249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5cm" style:legend-expansion="high" chart:style-name="ch2"/>
        <chart:plot-area chart:style-name="ch3" table:cell-range-address="'LED Verde'.A2:'LED Verde'.B53" svg:x="0.32cm" svg:y="0.18cm" svg:width="12.587cm" svg:height="8.64cm">
          <chartooo:coordinate-region svg:x="1.347cm" svg:y="0.375cm" svg:width="10.97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D Verde'.B2:'LED Verde'.B53" chart:class="chart:scatter">
            <chart:domain table:cell-range-address="'LED Verde'.A2:'LED Verde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'LED Verde'.A2:'LED Verde'.A53</svg:desc>
                </draw:g>
              </table:table-cell>
              <table:table-cell office:value-type="float" office:value="0">
                <text:p>0</text:p>
                <draw:g>
                  <svg:desc>'LED Verde'.B2:'LED Verde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1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8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3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4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7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2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8">
                <text:p>17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12">
                <text:p>181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46">
                <text:p>184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1">
                <text:p>187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7">
                <text:p>189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9">
                <text:p>191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8">
                <text:p>1938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">
                <text:p>1954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4">
                <text:p>1964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3">
                <text:p>1973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0">
                <text:p>1980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5">
                <text:p>1985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0">
                <text:p>1990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6">
                <text:p>1996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3">
                <text:p>2003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7">
                <text:p>2007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1">
                <text:p>2011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4">
                <text:p>2014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7">
                <text:p>2017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0">
                <text:p>2020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1">
                <text:p>2021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1">
                <text:p>2021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22">
                <text:p>2022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0">
                <text:p>202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">
                <text:p>2021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4">
                <text:p>2024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8">
                <text:p>2028</text:p>
              </table:table-cell>
              <table:table-cell office:value-type="float" office:value="9186">
                <text:p>9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5cm" style:legend-expansion="high" chart:style-name="ch2"/>
        <chart:plot-area chart:style-name="ch3" table:cell-range-address="'LED Amarelo'.A2:'LED Amarelo'.B53" svg:x="0.32cm" svg:y="0.18cm" svg:width="12.587cm" svg:height="8.64cm">
          <chartooo:coordinate-region svg:x="1.347cm" svg:y="0.375cm" svg:width="10.976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D Amarelo'.B2:'LED Amarelo'.B53" chart:class="chart:scatter">
            <chart:domain table:cell-range-address="'LED Amarelo'.A2:'LED Amarelo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'LED Amarelo'.A2:'LED Amarelo'.A53</svg:desc>
                </draw:g>
              </table:table-cell>
              <table:table-cell office:value-type="float" office:value="0">
                <text:p>0</text:p>
                <draw:g>
                  <svg:desc>'LED Amarelo'.B2:'LED Amarelo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4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9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4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6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4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8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5">
                <text:p>17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7">
                <text:p>182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6">
                <text:p>185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7">
                <text:p>187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0">
                <text:p>190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0">
                <text:p>192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7">
                <text:p>1937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3">
                <text:p>1953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4">
                <text:p>1964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3">
                <text:p>1973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0">
                <text:p>1980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7">
                <text:p>1987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3">
                <text:p>1993</text:p>
              </table:table-cell>
              <table:table-cell office:value-type="float" office:value="4584">
                <text:p>4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8">
                <text:p>1998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3">
                <text:p>2003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9">
                <text:p>2009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3">
                <text:p>2013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6">
                <text:p>2016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1">
                <text:p>2021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4">
                <text:p>2024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8">
                <text:p>2028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9">
                <text:p>2029</text:p>
              </table:table-cell>
              <table:table-cell office:value-type="float" office:value="6834">
                <text:p>6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31">
                <text:p>2031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1">
                <text:p>2031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2">
                <text:p>2032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34">
                <text:p>2034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37">
                <text:p>2037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4">
                <text:p>2044</text:p>
              </table:table-cell>
              <table:table-cell office:value-type="float" office:value="9139">
                <text:p>9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227cm" svg:y="4.205cm" style:legend-expansion="high" chart:style-name="ch2"/>
        <chart:plot-area chart:style-name="ch3" chart:data-source-has-labels="both" svg:x="0.32cm" svg:y="0.18cm" svg:width="12.587cm" svg:height="8.64cm">
          <chartooo:coordinate-region svg:x="1.347cm" svg:y="0.376cm" svg:width="11.171cm" svg:height="7.805cm"/>
          <chart:axis chart:dimension="x" chart:name="primary-x" chart:style-name="ch4" chartooo:axis-type="auto">
            <chart:categories table:cell-range-address="local-table.$A$2:.$A$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3" chart:label-cell-address="local-table.$C$1" chart:class="chart:scatter">
            <chart:domain table:cell-range-address="local-table.$B$2:.$B$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1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7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3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1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9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7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5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2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9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3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9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77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3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0">
                <text:p>24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35">
                <text:p>25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1">
                <text:p>257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3">
                <text:p>26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33">
                <text:p>263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4">
                <text:p>2664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93">
                <text:p>269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0">
                <text:p>272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46">
                <text:p>2746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8">
                <text:p>2768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85">
                <text:p>2785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9">
                <text:p>2799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2">
                <text:p>2812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3">
                <text:p>2823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2">
                <text:p>2832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40">
                <text:p>2840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48">
                <text:p>2848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58">
                <text:p>2858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67">
                <text:p>2867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77">
                <text:p>2877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7">
                <text:p>2887</text:p>
              </table:table-cell>
              <table:table-cell office:value-type="float" office:value="5892">
                <text:p>5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5cm" style:legend-expansion="high" chart:style-name="ch2"/>
        <chart:plot-area chart:style-name="ch3" table:cell-range-address="'Resistor 1k'.A2:'Resistor 1k'.B53" svg:x="0.32cm" svg:y="0.18cm" svg:width="12.587cm" svg:height="8.64cm">
          <chartooo:coordinate-region svg:x="1.347cm" svg:y="0.375cm" svg:width="11.17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istor 1k'.B2:'Resistor 1k'.B53" chart:class="chart:scatter">
            <chart:domain table:cell-range-address="'Resistor 1k'.A2:'Resistor 1k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istor 1k'.A2:'Resistor 1k'.A53</svg:desc>
                </draw:g>
              </table:table-cell>
              <table:table-cell office:value-type="float" office:value="0">
                <text:p>0</text:p>
                <draw:g>
                  <svg:desc>'Resistor 1k'.B2:'Resistor 1k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0">
                <text:p>43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">
                <text:p>4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">
                <text:p>52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">
                <text:p>57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6">
                <text:p>62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6">
                <text:p>67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7">
                <text:p>72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7">
                <text:p>77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8">
                <text:p>82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8">
                <text:p>87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8">
                <text:p>92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8">
                <text:p>97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7">
                <text:p>102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8">
                <text:p>107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8">
                <text:p>112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80">
                <text:p>118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0">
                <text:p>12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0">
                <text:p>128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1">
                <text:p>133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1">
                <text:p>138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1">
                <text:p>1431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1">
                <text:p>148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1">
                <text:p>153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1">
                <text:p>158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2">
                <text:p>163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4">
                <text:p>1684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4">
                <text:p>1734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3">
                <text:p>178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9">
                <text:p>182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4">
                <text:p>1874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4">
                <text:p>1964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6">
                <text:p>2006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2">
                <text:p>205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3">
                <text:p>209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35">
                <text:p>213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7">
                <text:p>2177</text:p>
              </table:table-cell>
              <table:table-cell office:value-type="float" office:value="2182">
                <text:p>21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5cm" style:legend-expansion="high" chart:style-name="ch2"/>
        <chart:plot-area chart:style-name="ch3" table:cell-range-address="'Resistor 220'.A2:'Resistor 220'.B53" svg:x="0.32cm" svg:y="0.18cm" svg:width="12.587cm" svg:height="8.64cm">
          <chartooo:coordinate-region svg:x="1.347cm" svg:y="0.375cm" svg:width="11.26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sistor 220'.B2:'Resistor 220'.B53" chart:class="chart:scatter">
            <chart:domain table:cell-range-address="'Resistor 220'.A2:'Resistor 220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istor 220'.A2:'Resistor 220'.A53</svg:desc>
                </draw:g>
              </table:table-cell>
              <table:table-cell office:value-type="float" office:value="0">
                <text:p>0</text:p>
                <draw:g>
                  <svg:desc>'Resistor 220'.B2:'Resistor 220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">
                <text:p>10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">
                <text:p>13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">
                <text:p>15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">
                <text:p>17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">
                <text:p>22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5">
                <text:p>245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">
                <text:p>26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">
                <text:p>28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2">
                <text:p>30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">
                <text:p>33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7">
                <text:p>357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2">
                <text:p>39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2">
                <text:p>412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">
                <text:p>431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0">
                <text:p>45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9">
                <text:p>469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4">
                <text:p>48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3">
                <text:p>503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1">
                <text:p>521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8">
                <text:p>538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6">
                <text:p>556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4">
                <text:p>574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3">
                <text:p>593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2">
                <text:p>612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0">
                <text:p>63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7">
                <text:p>647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3">
                <text:p>66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8">
                <text:p>678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2">
                <text:p>69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8">
                <text:p>708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1">
                <text:p>72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7">
                <text:p>73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9">
                <text:p>749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">
                <text:p>766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1">
                <text:p>781</text:p>
              </table:table-cell>
              <table:table-cell office:value-type="float" office:value="3519">
                <text:p>35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74cm" svg:y="4.205cm" style:legend-expansion="high" chart:style-name="ch2"/>
        <chart:plot-area chart:style-name="ch3" table:cell-range-address="'Diodo de uso geral'.C12:'Diodo de uso geral'.C53 'Diodo de uso geral'.A2:'Diodo de uso geral'.B53" chart:data-source-has-labels="both" svg:x="0.32cm" svg:y="0.18cm" svg:width="13.134cm" svg:height="8.64cm">
          <chartooo:coordinate-region svg:x="1.347cm" svg:y="0.375cm" svg:width="11.814cm" svg:height="7.806cm"/>
          <chart:axis chart:dimension="x" chart:name="primary-x" chart:style-name="ch4" chartooo:axis-type="auto">
            <chart:categories table:cell-range-address="'Diodo de uso geral'.C12:'Diodo de uso geral'.C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iodo de uso geral'.B2:'Diodo de uso geral'.B53" loext:label-string="exper" chart:class="chart:scatter">
            <chart:domain table:cell-range-address="'Diodo de uso geral'.A2:'Diodo de uso geral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xper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iodo de uso geral'.C12:'Diodo de uso geral'.C53</svg:desc>
                </draw:g>
              </table:table-cell>
              <table:table-cell office:value-type="float" office:value="3">
                <text:p>3</text:p>
                <draw:g>
                  <svg:desc>'Diodo de uso geral'.A2:'Diodo de uso geral'.A53</svg:desc>
                </draw:g>
              </table:table-cell>
              <table:table-cell office:value-type="float" office:value="0">
                <text:p>0</text:p>
                <draw:g>
                  <svg:desc>'Diodo de uso geral'.B2:'Diodo de uso geral'.B5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">
                <text:p>5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">
                <text:p>5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">
                <text:p>5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">
                <text:p>57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">
                <text:p>59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">
                <text:p>59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">
                <text:p>59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">
                <text:p>60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">
                <text:p>608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">
                <text:p>616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">
                <text:p>617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">
                <text:p>62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">
                <text:p>62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">
                <text:p>627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">
                <text:p>63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">
                <text:p>634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">
                <text:p>636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">
                <text:p>641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">
                <text:p>647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">
                <text:p>650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">
                <text:p>65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/>
              <table:table-cell office:value-type="float" office:value="654">
                <text:p>654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/>
              <table:table-cell office:value-type="float" office:value="655">
                <text:p>65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/>
              <table:table-cell office:value-type="float" office:value="656">
                <text:p>656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/>
              <table:table-cell office:value-type="float" office:value="656">
                <text:p>656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/>
              <table:table-cell office:value-type="float" office:value="656">
                <text:p>656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/>
              <table:table-cell office:value-type="float" office:value="654">
                <text:p>654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/>
              <table:table-cell office:value-type="float" office:value="652">
                <text:p>652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/>
              <table:table-cell office:value-type="float" office:value="653">
                <text:p>653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/>
              <table:table-cell office:value-type="float" office:value="652">
                <text:p>652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/>
              <table:table-cell office:value-type="float" office:value="656">
                <text:p>656</text:p>
              </table:table-cell>
              <table:table-cell office:value-type="float" office:value="3648">
                <text:p>3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scatter" chart:style-name="ch1">
        <chart:legend chart:legend-position="end" svg:x="13.83cm" svg:y="4.206cm" style:legend-expansion="high" chart:style-name="ch2"/>
        <chart:plot-area chart:style-name="ch3" table:cell-range-address="Threshold_vs_Cor.A2:Threshold_vs_Cor.B7" svg:x="0.32cm" svg:y="0.18cm" svg:width="13.19cm" svg:height="8.642cm">
          <chartooo:coordinate-region svg:x="1.347cm" svg:y="0.375cm" svg:width="11.915cm" svg:height="7.8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eshold_vs_Cor.B2:Threshold_vs_Cor.B7" chart:class="chart:scatter">
            <chart:domain table:cell-range-address="Threshold_vs_Cor.A2:Threshold_vs_Cor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27272727273">
                <text:p>1.12727272727273</text:p>
                <draw:g>
                  <svg:desc>Threshold_vs_Cor.A2:Threshold_vs_Cor.A7</svg:desc>
                </draw:g>
              </table:table-cell>
              <table:table-cell office:value-type="float" office:value="421">
                <text:p>421</text:p>
                <draw:g>
                  <svg:desc>Threshold_vs_Cor.B2:Threshold_vs_Cor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">
                <text:p>1.3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5">
                <text:p>1.825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5">
                <text:p>2.13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35">
                <text:p>2.335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5">
                <text:p>2.625</text:p>
              </table:table-cell>
              <table:table-cell office:value-type="float" office:value="2490">
                <text:p>24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4.205cm" style:legend-expansion="high" chart:style-name="ch2"/>
        <chart:plot-area chart:style-name="ch3" table:cell-range-address="'TIL32(emite 940nm)'.A2:'TIL32(emite 940nm)'.B53" svg:x="0.32cm" svg:y="0.18cm" svg:width="12.587cm" svg:height="8.64cm">
          <chartooo:coordinate-region svg:x="1.347cm" svg:y="0.376cm" svg:width="10.977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IL32(emite 940nm)'.B2:'TIL32(emite 940nm)'.B53" chart:class="chart:scatter">
            <chart:domain table:cell-range-address="'TIL32(emite 940nm)'.A2:'TIL32(emite 940nm)'.A53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">
                <text:p>129</text:p>
                <draw:g>
                  <svg:desc>'TIL32(emite 940nm)'.A2:'TIL32(emite 940nm)'.A53</svg:desc>
                </draw:g>
              </table:table-cell>
              <table:table-cell office:value-type="float" office:value="0">
                <text:p>0</text:p>
                <draw:g>
                  <svg:desc>'TIL32(emite 940nm)'.B2:'TIL32(emite 940nm)'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2">
                <text:p>9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">
                <text:p>10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0">
                <text:p>105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71">
                <text:p>107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9">
                <text:p>108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6">
                <text:p>110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1">
                <text:p>1121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2">
                <text:p>1132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2">
                <text:p>1142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1">
                <text:p>1151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9">
                <text:p>1159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3">
                <text:p>1163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8">
                <text:p>1168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1">
                <text:p>1171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1">
                <text:p>1171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2">
                <text:p>1172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1">
                <text:p>1171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8">
                <text:p>1168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5">
                <text:p>1165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3">
                <text:p>1163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1">
                <text:p>1161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8">
                <text:p>1158</text:p>
              </table:table-cell>
              <table:table-cell office:value-type="float" office:value="7599">
                <text:p>7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7">
                <text:p>1157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6">
                <text:p>1156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5">
                <text:p>1155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7">
                <text:p>1157</text:p>
              </table:table-cell>
              <table:table-cell office:value-type="float" office:value="8802">
                <text:p>8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1">
                <text:p>1161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8">
                <text:p>1168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4">
                <text:p>1174</text:p>
              </table:table-cell>
              <table:table-cell office:value-type="float" office:value="9762">
                <text:p>9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2">
                <text:p>1182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0">
                <text:p>1190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6">
                <text:p>1196</text:p>
              </table:table-cell>
              <table:table-cell office:value-type="float" office:value="10915">
                <text:p>10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1">
                <text:p>1201</text:p>
              </table:table-cell>
              <table:table-cell office:value-type="float" office:value="11379">
                <text:p>11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2">
                <text:p>1202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3">
                <text:p>1203</text:p>
              </table:table-cell>
              <table:table-cell office:value-type="float" office:value="12430">
                <text:p>124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